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3_12-35-46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3_15-10-05_000.jpg</text:p>
          </table:table-cell>
          <table:table-cell table:style-name="ce11" office:value-type="string">
            <text:p>:m RES 1*1 / free# JVEMV6 68#_112:1 / 68. theoretical-physics(tp) / w=~,topics=フーリエ級数,other=prog+,s=~,i=~,doc=6-1~1</text:p>
          </table:table-cell>
          <table:table-cell table:style-name="ce11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8" table:formula="of:=IF([.E3]=&quot;&quot;;[.C3];CONCATENATE([.C3];&quot; / &quot;;[.E3]))" office:value-type="string" office:string-value=":m RES 1*1 / free# JVEMV6 68#_112:1 / 68. theoretical-physics(tp) / w=~,topics=フーリエ級数,other=prog+,s=~,i=~,doc=6-1~1">
            <text:p>:m RES 1*1 / free# JVEMV6 68#_112:1 / 68. theoretical-physics(tp) / w=~,topics=フーリエ級数,other=prog+,s=~,i=~,doc=6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3_16-00-16_000.jpg</text:p>
          </table:table-cell>
          <table:table-cell table:style-name="ce4" office:value-type="string">
            <text:p>:m / 1*1 / guitar / session-memo / s.1:content=arabic-iranian-like,key=Ef,for=tab-code;tuning,from=~,R=1,pieces=~,genr=pattern-atom,other=~</text:p>
          </table:table-cell>
          <table:table-cell table:style-name="ce11"/>
          <table:table-cell table:style-name="ce4"/>
          <table:table-cell table:style-name="ce4" office:value-type="string">
            <text:p>N-35-35-28.889465 E-139-34-49.544677</text:p>
          </table:table-cell>
          <table:table-cell table:style-name="ce38" table:formula="of:=IF([.E4]=&quot;&quot;;[.C4];CONCATENATE([.C4];&quot; / &quot;;[.E4]))" office:value-type="string" office:string-value=":m / 1*1 / guitar / session-memo / s.1:content=arabic-iranian-like,key=Ef,for=tab-code;tuning,from=~,R=1,pieces=~,genr=pattern-atom,other=~">
            <text:p>:m / 1*1 / guitar / session-memo / s.1:content=arabic-iranian-like,key=Ef,for=tab-code;tuning,from=~,R=1,pieces=~,genr=pattern-atom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3_18-04-39_000.jpg</text:p>
          </table:table-cell>
          <table:table-cell table:style-name="ce11" office:value-type="string">
            <text:p>:m RES 1-2*2 / free# JVEMV6 68#_112:2 / 68. theoretical-physics(tp) / w=~,topics=三角関数：積分,other=~,s=~,i=~,doc=6-1~1#3</text:p>
          </table:table-cell>
          <table:table-cell table:style-name="ce18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8" table:formula="of:=IF([.E5]=&quot;&quot;;[.C5];CONCATENATE([.C5];&quot; / &quot;;[.E5]))" office:value-type="string" office:string-value=":m RES 1-2*2 / free# JVEMV6 68#_112:2 / 68. theoretical-physics(tp) / w=~,topics=三角関数：積分,other=~,s=~,i=~,doc=6-1~1#3">
            <text:p>:m RES 1-2*2 / free# JVEMV6 68#_112:2 / 68. theoretical-physics(tp) / w=~,topics=三角関数：積分,other=~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3_19-02-16_000.jpg</text:p>
          </table:table-cell>
          <table:table-cell table:style-name="ce11" office:value-type="string">
            <text:p>:m / 1*1 / percussion,rythm / session-memo / s.1:item=やかん,hitter=hand:both,pieces=~,genr=pattern-atom,R=1</text:p>
          </table:table-cell>
          <table:table-cell table:style-name="ce11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8" table:formula="of:=IF([.E6]=&quot;&quot;;[.C6];CONCATENATE([.C6];&quot; / &quot;;[.E6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3_19-02-34_000.jpg</text:p>
          </table:table-cell>
          <table:table-cell table:style-name="ce18" office:value-type="string">
            <text:p>:m :篠笛,shinobue #*# / session-memo / todays-melody,genr=~,for=~,key=~,tempo=~,R=~,i.f.=~,notes=4``-6`;6`-4`,Re+,other=~</text:p>
          </table:table-cell>
          <table:table-cell table:style-name="ce11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8" table:formula="of:=IF([.E7]=&quot;&quot;;[.C7];CONCATENATE([.C7];&quot; / &quot;;[.E7]))" office:value-type="string" office:string-value=":m :篠笛,shinobue #*# / session-memo / todays-melody,genr=~,for=~,key=~,tempo=~,R=~,i.f.=~,notes=4``-6`;6`-4`,Re+,other=~">
            <text:p>:m :篠笛,shinobue #*# / session-memo / todays-melody,genr=~,for=~,key=~,tempo=~,R=~,i.f.=~,notes=4``-6`;6`-4`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3_20-06-49_000.jpg</text:p>
          </table:table-cell>
          <table:table-cell table:style-name="ce8" office:value-type="string">
            <text:p>:m #*# / math / topic=三角関数：公式：(sinθ)^3</text:p>
          </table:table-cell>
          <table:table-cell table:style-name="ce11"/>
          <table:table-cell table:style-name="ce4"/>
          <table:table-cell table:style-name="ce4" office:value-type="string">
            <text:p>N-35-35-28.683471 E-139-34-49.434814</text:p>
          </table:table-cell>
          <table:table-cell table:style-name="ce38" table:formula="of:=IF([.E8]=&quot;&quot;;[.C8];CONCATENATE([.C8];&quot; / &quot;;[.E8]))" office:value-type="string" office:string-value=":m #*# / math / topic=三角関数：公式：(sinθ)^3">
            <text:p>:m #*# / math / topic=三角関数：公式：(sinθ)^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3_20-52-55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3_21-16-32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1"/>
          <table:table-cell table:style-name="ce4"/>
          <table:table-cell table:style-name="ce4" office:value-type="string">
            <text:p>N-35-35-28.656005 E-139-34-49.874267</text:p>
          </table:table-cell>
          <table:table-cell table:style-name="ce38" table:formula="of:=IF([.E10]=&quot;&quot;;[.C10];CONCATENATE([.C10];&quot; / &quot;;[.E10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3_21-18-05_000.jpg</text:p>
          </table:table-cell>
          <table:table-cell table:style-name="ce19" office:value-type="string">
            <text:p>:PHOTO 記録 / 文書　/ occasion=ワクチン接種：２回目：２日目の夜 / for=身体に感じられる症状：書き出す / doc=メモ,other=~</text:p>
          </table:table-cell>
          <table:table-cell table:style-name="ce11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11]=&quot;&quot;;[.C11];CONCATENATE([.C11];&quot; / &quot;;[.E11]))" office:value-type="string" office:string-value=":PHOTO 記録 / 文書　/ occasion=ワクチン接種：２回目：２日目の夜 / for=身体に感じられる症状：書き出す / doc=メモ,other=~">
            <text:p>:PHOTO 記録 / 文書　/ occasion=ワクチン接種：２回目：２日目の夜 / for=身体に感じられる症状：書き出す / doc=メモ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3_21-35-55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8" table:formula="of:=IF([.E12]=&quot;&quot;;[.C12];CONCATENATE([.C12];&quot; / &quot;;[.E12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3_21-54-01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1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13]=&quot;&quot;;[.C13];CONCATENATE([.C13];&quot; / &quot;;[.E13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3_22-36-59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8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14]=&quot;&quot;;[.C14];CONCATENATE([.C14];&quot; / &quot;;[.E14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3_23-13-15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1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15]=&quot;&quot;;[.C15];CONCATENATE([.C15];&quot; / &quot;;[.E15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4_00-32-52_000.jpg</text:p>
          </table:table-cell>
          <table:table-cell table:style-name="ce19" office:value-type="string">
            <text:p>:PHOTO 記録 / @自室 / what=体温計：数値 / for=熱が出てきたようなので、測ってみる / occasion=ワクチン接種：２回目：２日目の夜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 / @自室 / what=体温計：数値 / for=熱が出てきたようなので、測ってみる / occasion=ワクチン接種：２回目：２日目の夜">
            <text:p>:PHOTO 記録 / @自室 / what=体温計：数値 / for=熱が出てきたようなので、測ってみる / occasion=ワクチン接種：２回目：２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4_00-38-46_000.jpg</text:p>
          </table:table-cell>
          <table:table-cell table:style-name="ce11" office:value-type="string">
            <text:p>:m :PHOTO 寝た時刻 / 2021 / other=この時刻以前に、うたた寝。この時刻にふと目覚めて、寝直した。初めのうたた寝は、１２時ぐらいか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寝た時刻 / 2021 / other=この時刻以前に、うたた寝。この時刻にふと目覚めて、寝直した。初めのうたた寝は、１２時ぐらいか">
            <text:p>:m :PHOTO 寝た時刻 / 2021 / other=この時刻以前に、うたた寝。この時刻にふと目覚めて、寝直した。初めのうたた寝は、１２時ぐらい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04_05-25-27_000.jpg</text:p>
          </table:table-cell>
          <table:table-cell table:style-name="ce18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04_07-49-15_000.jpg</text:p>
          </table:table-cell>
          <table:table-cell table:style-name="ce27" office:value-type="string">
            <text:p>:m #*# / math / topic=三角関数：公式：sinとcosの複素数表示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#*# / math / topic=三角関数：公式：sinとcosの複素数表示">
            <text:p>:m #*# / math / topic=三角関数：公式：sinとcosの複素数表示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3_15-54-39_000.mp4</text:p>
          </table:table-cell>
          <table:table-cell table:style-name="ce8" office:value-type="string">
            <text:p>:VIDEO / @自室 / 記録 / guitar / 演奏、play / R=1 / content=~,key=Ef,genr=iranian-arabic,other=~,memo~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guitar / 演奏、play / R=1 / content=~,key=Ef,genr=iranian-arabic,other=~,memo~">
            <text:p>:VIDEO / @自室 / 記録 / guitar / 演奏、play / R=1 / content=~,key=Ef,genr=iranian-arabic,other=~,memo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 ||| :m other / log / 寝る前　ウェブ閲覧　記録　（for オナニー） / 未了：５７分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2021/10/04</text:date>, <text:time>10:54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4T10:54:31.35</dc:date>
    <dc:creator>iwabuchi ken</dc:creator>
    <meta:editing-duration>P37DT22H51M</meta:editing-duration>
    <meta:editing-cycles>13479</meta:editing-cycles>
    <meta:document-statistic meta:table-count="1" meta:cell-count="466" meta:object-count="0"/>
  </office:meta>
</office:document-meta>
</file>